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1.1618in"/>
    </style:style>
    <style:style style:name="co5" style:family="table-column">
      <style:table-column-properties fo:break-before="auto" style:column-width="2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Absolute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/>
          <table:table-cell office:value-type="string">
            <text:p>Normalized Execution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>
            <draw:frame table:end-cell-address="Sheet1.Q17" table:end-x="0.5134in" table:end-y="0.1358in" draw:z-index="0" draw:style-name="gr1" svg:width="3.1508in" svg:height="2.7504in" svg:x="0.0295in" svg:y="0.0421in">
              <draw:object draw:notify-on-update-of-ranges="Sheet1.I2:Sheet1.M2 Sheet1.H3:Sheet1.H3 Sheet1.I3:Sheet1.M3 Sheet1.H4:Sheet1.H4 Sheet1.I4:Sheet1.M4 Sheet1.H5:Sheet1.H5 Sheet1.I5:Sheet1.M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206.9">
            <text:p>1206.9</text:p>
          </table:table-cell>
          <table:table-cell office:value-type="float" office:value="8789.1">
            <text:p>8789.1</text:p>
          </table:table-cell>
          <table:table-cell office:value-type="float" office:value="69166.7">
            <text:p>69166.7</text:p>
          </table:table-cell>
          <table:table-cell office:value-type="float" office:value="40577924.7">
            <text:p>40577924.7</text:p>
          </table:table-cell>
          <table:table-cell office:value-type="float" office:value="46242118">
            <text:p>46242118</text:p>
          </table:table-cell>
          <table:table-cell/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MS no fusion</text:p>
          </table:table-cell>
          <table:table-cell office:value-type="float" office:value="1399">
            <text:p>1399</text:p>
          </table:table-cell>
          <table:table-cell office:value-type="float" office:value="11064">
            <text:p>11064</text:p>
          </table:table-cell>
          <table:table-cell office:value-type="float" office:value="85643">
            <text:p>85643</text:p>
          </table:table-cell>
          <table:table-cell office:value-type="float" office:value="24798976">
            <text:p>24798976</text:p>
          </table:table-cell>
          <table:table-cell office:value-type="float" office:value="31413824">
            <text:p>31413824</text:p>
          </table:table-cell>
          <table:table-cell/>
          <table:table-cell office:value-type="string">
            <text:p>LMS no fusion</text:p>
          </table:table-cell>
          <table:table-cell table:formula="of:=[.B4]/[.B3]" office:value-type="float" office:value="1.15916811666252">
            <text:p>1.1591681167</text:p>
          </table:table-cell>
          <table:table-cell table:formula="of:=[.C4]/[.C3]" office:value-type="float" office:value="1.25883196231696">
            <text:p>1.2588319623</text:p>
          </table:table-cell>
          <table:table-cell table:formula="of:=[.D4]/[.D3]" office:value-type="float" office:value="1.23821145146436">
            <text:p>1.2382114515</text:p>
          </table:table-cell>
          <table:table-cell table:formula="of:=[.E4]/[.E3]" office:value-type="float" office:value="0.61114451227714">
            <text:p>0.6111445123</text:p>
          </table:table-cell>
          <table:table-cell table:formula="of:=[.F4]/[.F3]" office:value-type="float" office:value="0.679333589348135">
            <text:p>0.6793335893</text:p>
          </table:table-cell>
          <table:table-cell table:number-columns-repeated="2"/>
        </table:table-row>
        <table:table-row table:style-name="ro1">
          <table:table-cell office:value-type="string">
            <text:p>LMS fusion</text:p>
          </table:table-cell>
          <table:table-cell office:value-type="float" office:value="233">
            <text:p>233</text:p>
          </table:table-cell>
          <table:table-cell office:value-type="float" office:value="1977">
            <text:p>1977</text:p>
          </table:table-cell>
          <table:table-cell office:value-type="float" office:value="12503">
            <text:p>12503</text:p>
          </table:table-cell>
          <table:table-cell office:value-type="float" office:value="2546335">
            <text:p>2546335</text:p>
          </table:table-cell>
          <table:table-cell office:value-type="float" office:value="4188008">
            <text:p>4188008</text:p>
          </table:table-cell>
          <table:table-cell/>
          <table:table-cell office:value-type="string">
            <text:p>LMS fusion</text:p>
          </table:table-cell>
          <table:table-cell table:formula="of:=[.B5]/[.B3]" office:value-type="float" office:value="0.193056591266882">
            <text:p>0.1930565913</text:p>
          </table:table-cell>
          <table:table-cell table:formula="of:=[.C5]/[.C3]" office:value-type="float" office:value="0.22493770693245">
            <text:p>0.2249377069</text:p>
          </table:table-cell>
          <table:table-cell table:formula="of:=[.D5]/[.D3]" office:value-type="float" office:value="0.180766177944011">
            <text:p>0.1807661779</text:p>
          </table:table-cell>
          <table:table-cell table:formula="of:=[.E5]/[.E3]" office:value-type="float" office:value="0.0627517306226358">
            <text:p>0.0627517306</text:p>
          </table:table-cell>
          <table:table-cell table:formula="of:=[.F5]/[.F3]" office:value-type="float" office:value="0.0905669588923241">
            <text:p>0.090566958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peedup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>
            <draw:frame table:end-cell-address="Sheet1.I22" table:end-x="0.5547in" table:end-y="0.1354in" draw:z-index="1" draw:style-name="gr1" svg:width="3.1512in" svg:height="2.7504in" svg:x="0.5654in" svg:y="0.0417in">
              <draw:object draw:notify-on-update-of-ranges="Sheet1.B7:Sheet1.F7 Sheet1.A8:Sheet1.A8 Sheet1.B8:Sheet1.F8 Sheet1.A9:Sheet1.A9 Sheet1.B9:Sheet1.F9 Sheet1.A10:Sheet1.A10 Sheet1.B10:Sheet1.F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MS no fusion</text:p>
          </table:table-cell>
          <table:table-cell table:formula="of:=[.B3]/[.B4]" office:value-type="float" office:value="0.862687634024303">
            <text:p>0.862687634</text:p>
          </table:table-cell>
          <table:table-cell table:formula="of:=[.C3]/[.C4]" office:value-type="float" office:value="0.794387201735358">
            <text:p>0.7943872017</text:p>
          </table:table-cell>
          <table:table-cell table:formula="of:=[.D3]/[.D4]" office:value-type="float" office:value="0.807616501056712">
            <text:p>0.8076165011</text:p>
          </table:table-cell>
          <table:table-cell table:formula="of:=[.E3]/[.E4]" office:value-type="float" office:value="1.63627420341872">
            <text:p>1.6362742034</text:p>
          </table:table-cell>
          <table:table-cell table:formula="of:=[.F3]/[.F4]" office:value-type="float" office:value="1.47203084858437">
            <text:p>1.4720308486</text:p>
          </table:table-cell>
          <table:table-cell table:number-columns-repeated="9"/>
        </table:table-row>
        <table:table-row table:style-name="ro1">
          <table:table-cell office:value-type="string">
            <text:p>LMS fusion</text:p>
          </table:table-cell>
          <table:table-cell table:formula="of:=[.B3]/[.B5]" office:value-type="float" office:value="5.17982832618026">
            <text:p>5.1798283262</text:p>
          </table:table-cell>
          <table:table-cell table:formula="of:=[.C3]/[.C5]" office:value-type="float" office:value="4.44567526555387">
            <text:p>4.4456752656</text:p>
          </table:table-cell>
          <table:table-cell table:formula="of:=[.D3]/[.D5]" office:value-type="float" office:value="5.53200831800368">
            <text:p>5.532008318</text:p>
          </table:table-cell>
          <table:table-cell table:formula="of:=[.E3]/[.E5]" office:value-type="float" office:value="15.9358154759684">
            <text:p>15.935815476</text:p>
          </table:table-cell>
          <table:table-cell table:formula="of:=[.F3]/[.F5]" office:value-type="float" office:value="11.0415543618828">
            <text:p>11.0415543619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IMDB</text:p>
          </table:table-cell>
          <table:table-cell office:value-type="string">
            <text:p>Absolute</text:p>
          </table:table-cell>
          <table:table-cell office:value-type="string">
            <text:p>Speedup</text:p>
          </table:table-cell>
          <table:table-cell table:number-columns-repeated="12"/>
        </table:table-row>
        <table:table-row table:style-name="ro1">
          <table:table-cell office:value-type="string">
            <text:p>Original</text:p>
          </table:table-cell>
          <table:table-cell office:value-type="float" office:value="977.2">
            <text:p>977.2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LMS no fusion</text:p>
          </table:table-cell>
          <table:table-cell office:value-type="float" office:value="111.7">
            <text:p>111.7</text:p>
          </table:table-cell>
          <table:table-cell table:formula="of:=[.B14]/[.B15]" office:value-type="float" office:value="8.7484333034915">
            <text:p>8.7484333035</text:p>
          </table:table-cell>
          <table:table-cell table:number-columns-repeated="12"/>
        </table:table-row>
        <table:table-row table:style-name="ro1">
          <table:table-cell office:value-type="string">
            <text:p>LMS fusion</text:p>
          </table:table-cell>
          <table:table-cell office:value-type="float" office:value="15.6">
            <text:p>15.6</text:p>
          </table:table-cell>
          <table:table-cell table:formula="of:=[.B14]/[.B16]" office:value-type="float" office:value="62.6410256410256">
            <text:p>62.641025641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benchmark</text:p>
          </table:table-cell>
          <table:table-cell office:value-type="string">
            <text:p>ns</text:p>
          </table:table-cell>
          <table:table-cell office:value-type="string">
            <text:p>linear</text:p>
          </table:table-cell>
          <table:table-cell office:value-type="string">
            <text:p>runtime</text:p>
          </table:table-cell>
          <table:table-cell office:value-type="string">
            <text:p>info]</text:p>
          </table:table-cell>
          <table:table-cell office:value-type="string">
            <text:p>benchmark</text:p>
          </table:table-cell>
          <table:table-cell office:value-type="string">
            <text:p>ns</text:p>
          </table:table-cell>
          <table:table-cell office:value-type="string">
            <text:p>linear</text:p>
          </table:table-cell>
          <table:table-cell office:value-type="string">
            <text:p>run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46256916">
            <text:p>46256916</text:p>
          </table:table-cell>
          <table:table-cell table:formula="of:==============================" office:value-type="string" office:string-value="Err:510">
            <text:p>Err:510</text:p>
          </table:table-cell>
          <table:table-cell/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3094793">
            <text:p>3094793</text:p>
          </table:table-cell>
          <table:table-cell office:value-type="string">
            <text:p>Err:5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6Fused</text:p>
          </table:table-cell>
          <table:table-cell office:value-type="float" office:value="7622093">
            <text:p>7622093</text:p>
          </table:table-cell>
          <table:table-cell table:formula="of:====" office:value-type="string" office:string-value="Err:510">
            <text:p>Err:510</text:p>
          </table:table-cell>
          <table:table-cell/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2553294">
            <text:p>2553294</text:p>
          </table:table-cell>
          <table:table-cell office:value-type="string">
            <text:p>Err:5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30453773">
            <text:p>30453773</text:p>
          </table:table-cell>
          <table:table-cell table:formula="of:===================" office:value-type="string" office:string-value="Err:510">
            <text:p>Err:510</text:p>
          </table:table-cell>
          <table:table-cell/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12911">
            <text:p>12911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5Fused</text:p>
          </table:table-cell>
          <table:table-cell office:value-type="float" office:value="3806866">
            <text:p>3806866</text:p>
          </table:table-cell>
          <table:table-cell office:value-type="string">
            <text:p>Err:520</text:p>
          </table:table-cell>
          <table:table-cell/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2017">
            <text:p>2017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76272">
            <text:p>76272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2</text:p>
          </table:table-cell>
          <table:table-cell office:value-type="float" office:value="133">
            <text:p>133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4Fused</text:p>
          </table:table-cell>
          <table:table-cell office:value-type="float" office:value="11897">
            <text:p>11897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6orig</text:p>
          </table:table-cell>
          <table:table-cell office:value-type="float" office:value="31941541">
            <text:p>31941541</text:p>
          </table:table-cell>
          <table:table-cell table:formula="of:=============================" office:value-type="string" office:string-value="Err:510">
            <text:p>Err:5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9002">
            <text:p>9002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5orig</text:p>
          </table:table-cell>
          <table:table-cell office:value-type="float" office:value="32158008">
            <text:p>32158008</text:p>
          </table:table-cell>
          <table:table-cell table:formula="of:==============================" office:value-type="string" office:string-value="Err:510">
            <text:p>Err:5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3Fused</text:p>
          </table:table-cell>
          <table:table-cell office:value-type="float" office:value="1275">
            <text:p>1275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4orig</text:p>
          </table:table-cell>
          <table:table-cell office:value-type="float" office:value="89724">
            <text:p>89724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2</text:p>
          </table:table-cell>
          <table:table-cell office:value-type="float" office:value="1236">
            <text:p>1236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3orig</text:p>
          </table:table-cell>
          <table:table-cell office:value-type="float" office:value="11147">
            <text:p>11147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2Fused</text:p>
          </table:table-cell>
          <table:table-cell office:value-type="float" office:value="269">
            <text:p>269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2orig</text:p>
          </table:table-cell>
          <table:table-cell office:value-type="float" office:value="1387">
            <text:p>1387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benchmark</text:p>
          </table:table-cell>
          <table:table-cell office:value-type="string">
            <text:p>ns</text:p>
          </table:table-cell>
          <table:table-cell office:value-type="string">
            <text:p>linear</text:p>
          </table:table-cell>
          <table:table-cell office:value-type="string">
            <text:p>runtime</text:p>
          </table:table-cell>
          <table:table-cell office:value-type="string">
            <text:p>benchmark</text:p>
          </table:table-cell>
          <table:table-cell office:value-type="string">
            <text:p>ns</text:p>
          </table:table-cell>
          <table:table-cell office:value-type="string">
            <text:p>linear</text:p>
          </table:table-cell>
          <table:table-cell office:value-type="string">
            <text:p>runti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3740345">
            <text:p>3740345</text:p>
          </table:table-cell>
          <table:table-cell table:formula="of:==============================" office:value-type="string" office:string-value="Err:510">
            <text:p>Err:510</text:p>
          </table:table-cell>
          <table:table-cell/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237705">
            <text:p>237705</text:p>
          </table:table-cell>
          <table:table-cell table:formula="of:===" office:value-type="string" office:string-value="Err:510">
            <text:p>Err:5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6Fused</text:p>
          </table:table-cell>
          <table:table-cell office:value-type="float" office:value="251728">
            <text:p>251728</text:p>
          </table:table-cell>
          <table:table-cell office:value-type="string">
            <text:p>Err:520</text:p>
          </table:table-cell>
          <table:table-cell/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38501">
            <text:p>38501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492795">
            <text:p>492795</text:p>
          </table:table-cell>
          <table:table-cell table:formula="of:===" office:value-type="string" office:string-value="Err:510">
            <text:p>Err:510</text:p>
          </table:table-cell>
          <table:table-cell/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7763">
            <text:p>7763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5Fused</text:p>
          </table:table-cell>
          <table:table-cell office:value-type="float" office:value="37115">
            <text:p>37115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1616">
            <text:p>1616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48025">
            <text:p>48025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2</text:p>
          </table:table-cell>
          <table:table-cell office:value-type="float" office:value="136">
            <text:p>136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4Fused</text:p>
          </table:table-cell>
          <table:table-cell office:value-type="float" office:value="6297">
            <text:p>6297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6orig</text:p>
          </table:table-cell>
          <table:table-cell office:value-type="float" office:value="1987884">
            <text:p>1987884</text:p>
          </table:table-cell>
          <table:table-cell table:formula="of:==============================" office:value-type="string" office:string-value="Err:510">
            <text:p>Err:5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6729">
            <text:p>6729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5orig</text:p>
          </table:table-cell>
          <table:table-cell office:value-type="float" office:value="369206">
            <text:p>369206</text:p>
          </table:table-cell>
          <table:table-cell table:formula="of:=====" office:value-type="string" office:string-value="Err:510">
            <text:p>Err:5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3Fused</text:p>
          </table:table-cell>
          <table:table-cell office:value-type="float" office:value="1029">
            <text:p>1029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4orig</text:p>
          </table:table-cell>
          <table:table-cell office:value-type="float" office:value="57249">
            <text:p>57249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2</text:p>
          </table:table-cell>
          <table:table-cell/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3orig</text:p>
          </table:table-cell>
          <table:table-cell office:value-type="float" office:value="8151">
            <text:p>8151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2Fused</text:p>
          </table:table-cell>
          <table:table-cell office:value-type="float" office:value="209">
            <text:p>209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2orig</text:p>
          </table:table-cell>
          <table:table-cell office:value-type="float" office:value="1120">
            <text:p>1120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Absolute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/>
          <table:table-cell office:value-type="string">
            <text:p>Normalized Execution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</table:table-row>
        <table:table-row table:style-name="ro1">
          <table:table-cell office:value-type="string">
            <text:p>Original</text:p>
          </table:table-cell>
          <table:table-cell/>
          <table:table-cell office:value-type="float" office:value="1950">
            <text:p>1950</text:p>
          </table:table-cell>
          <table:table-cell office:value-type="float" office:value="13050">
            <text:p>13050</text:p>
          </table:table-cell>
          <table:table-cell office:value-type="float" office:value="93610">
            <text:p>93610</text:p>
          </table:table-cell>
          <table:table-cell office:value-type="float" office:value="581290">
            <text:p>581290</text:p>
          </table:table-cell>
          <table:table-cell office:value-type="float" office:value="3474110">
            <text:p>3474110</text:p>
          </table:table-cell>
          <table:table-cell/>
          <table:table-cell office:value-type="string">
            <text:p>Original</text:p>
          </table:table-cell>
          <table:table-cell/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LMS no fusion</text:p>
          </table:table-cell>
          <table:table-cell/>
          <table:table-cell office:value-type="float" office:value="1805">
            <text:p>1805</text:p>
          </table:table-cell>
          <table:table-cell office:value-type="float" office:value="13322">
            <text:p>13322</text:p>
          </table:table-cell>
          <table:table-cell office:value-type="float" office:value="92336">
            <text:p>92336</text:p>
          </table:table-cell>
          <table:table-cell office:value-type="float" office:value="587181">
            <text:p>587181</text:p>
          </table:table-cell>
          <table:table-cell office:value-type="float" office:value="3250875">
            <text:p>3250875</text:p>
          </table:table-cell>
          <table:table-cell/>
          <table:table-cell office:value-type="string">
            <text:p>LMS no fusion</text:p>
          </table:table-cell>
          <table:table-cell/>
          <table:table-cell table:style-name="ce1" table:formula="of:=[.C57]/[.C55]" office:value-type="float" office:value="0.117435897435897">
            <text:p>0.1174358974</text:p>
          </table:table-cell>
          <table:table-cell table:style-name="ce1" table:formula="of:=[.D57]/[.D55]" office:value-type="float" office:value="0.222298850574713">
            <text:p>0.2222988506</text:p>
          </table:table-cell>
          <table:table-cell table:style-name="ce1" table:formula="of:=[.E57]/[.E55]" office:value-type="float" office:value="0.14635188548232">
            <text:p>0.1463518855</text:p>
          </table:table-cell>
          <table:table-cell table:style-name="ce1" table:formula="of:=[.F57]/[.F55]" office:value-type="float" office:value="0.119086858538767">
            <text:p>0.1190868585</text:p>
          </table:table-cell>
          <table:table-cell table:style-name="ce1" table:formula="of:=[.G57]/[.G55]" office:value-type="float" office:value="0.111606713661916">
            <text:p>0.1116067137</text:p>
          </table:table-cell>
        </table:table-row>
        <table:table-row table:style-name="ro1">
          <table:table-cell office:value-type="string">
            <text:p>LMS fusion</text:p>
          </table:table-cell>
          <table:table-cell/>
          <table:table-cell office:value-type="float" office:value="229">
            <text:p>229</text:p>
          </table:table-cell>
          <table:table-cell office:value-type="float" office:value="2901">
            <text:p>2901</text:p>
          </table:table-cell>
          <table:table-cell office:value-type="float" office:value="13700">
            <text:p>13700</text:p>
          </table:table-cell>
          <table:table-cell office:value-type="float" office:value="69224">
            <text:p>69224</text:p>
          </table:table-cell>
          <table:table-cell office:value-type="float" office:value="387734">
            <text:p>387734</text:p>
          </table:table-cell>
          <table:table-cell/>
          <table:table-cell office:value-type="string">
            <text:p>LMS fusion</text:p>
          </table:table-cell>
          <table:table-cell/>
          <table:table-cell table:style-name="ce1" table:formula="of:=[.C57]/[.C55]" office:value-type="float" office:value="0.117435897435897">
            <text:p>0.1174358974</text:p>
          </table:table-cell>
          <table:table-cell table:style-name="ce1" table:formula="of:=[.D57]/[.D55]" office:value-type="float" office:value="0.222298850574713">
            <text:p>0.2222988506</text:p>
          </table:table-cell>
          <table:table-cell table:style-name="ce1" table:formula="of:=[.E57]/[.E55]" office:value-type="float" office:value="0.14635188548232">
            <text:p>0.1463518855</text:p>
          </table:table-cell>
          <table:table-cell table:style-name="ce1" table:formula="of:=[.F57]/[.F55]" office:value-type="float" office:value="0.119086858538767">
            <text:p>0.1190868585</text:p>
          </table:table-cell>
          <table:table-cell table:style-name="ce1" table:formula="of:=[.G57]/[.G55]" office:value-type="float" office:value="0.111606713661916">
            <text:p>0.1116067137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Normalized execution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table:number-columns-repeated="8"/>
        </table:table-row>
        <table:table-row table:style-name="ro1">
          <table:table-cell office:value-type="string">
            <text:p>Original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MS no fusion</text:p>
          </table:table-cell>
          <table:table-cell/>
          <table:table-cell table:formula="of:=[.C55]/[.C56]" office:value-type="float" office:value="1.0803324099723">
            <text:p>1.08033241</text:p>
          </table:table-cell>
          <table:table-cell table:formula="of:=[.D55]/[.D56]" office:value-type="float" office:value="0.979582645248461">
            <text:p>0.9795826452</text:p>
          </table:table-cell>
          <table:table-cell table:formula="of:=[.E55]/[.E56]" office:value-type="float" office:value="1.01379743545313">
            <text:p>1.0137974355</text:p>
          </table:table-cell>
          <table:table-cell table:formula="of:=[.F55]/[.F56]" office:value-type="float" office:value="0.989967318424813">
            <text:p>0.9899673184</text:p>
          </table:table-cell>
          <table:table-cell table:formula="of:=[.G55]/[.G56]" office:value-type="float" office:value="1.06866920444496">
            <text:p>1.0686692044</text:p>
          </table:table-cell>
          <table:table-cell table:number-columns-repeated="8"/>
        </table:table-row>
        <table:table-row table:style-name="ro1">
          <table:table-cell office:value-type="string">
            <text:p>LMS fusion</text:p>
          </table:table-cell>
          <table:table-cell/>
          <table:table-cell table:formula="of:=[.C55]/[.C57]" office:value-type="float" office:value="8.51528384279476">
            <text:p>8.5152838428</text:p>
          </table:table-cell>
          <table:table-cell table:formula="of:=[.D55]/[.D57]" office:value-type="float" office:value="4.49844881075491">
            <text:p>4.4984488108</text:p>
          </table:table-cell>
          <table:table-cell table:formula="of:=[.E55]/[.E57]" office:value-type="float" office:value="6.83284671532847">
            <text:p>6.8328467153</text:p>
          </table:table-cell>
          <table:table-cell table:formula="of:=[.F55]/[.F57]" office:value-type="float" office:value="8.39723217381255">
            <text:p>8.3972321738</text:p>
          </table:table-cell>
          <table:table-cell table:formula="of:=[.G55]/[.G57]" office:value-type="float" office:value="8.96003445661201">
            <text:p>8.960034456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>
            <draw:frame table:end-cell-address="Sheet1.H80" table:end-x="0.2327in" table:end-y="0.0728in" draw:z-index="2" draw:style-name="gr1" svg:width="4.1728in" svg:height="2.7004in" svg:x="0.7732in" svg:y="0.0291in">
              <draw:object draw:notify-on-update-of-ranges="Sheet1.D60:Sheet1.G60 Sheet1.A3:Sheet1.A3 Sheet1.D61:Sheet1.G61 Sheet1.A4:Sheet1.A4 Sheet1.D63:Sheet1.G63 Sheet1.A5:Sheet1.A5 Sheet1.D62:Sheet1.G6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O80" table:end-x="0.05in" table:end-y="0.1457in" draw:z-index="3" draw:style-name="gr1" svg:width="4.5697in" svg:height="2.7504in" svg:x="0.8146in" svg:y="0.052in">
              <draw:object draw:notify-on-update-of-ranges="Sheet1.L54:Sheet1.O54 Sheet1.A3:Sheet1.A3 Sheet1.L55:Sheet1.O55 Sheet1.A4:Sheet1.A4 Sheet1.L56:Sheet1.O56 Sheet1.A5:Sheet1.A5 Sheet1.L57:Sheet1.O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9">
          <table:table-cell table:number-columns-repeated="15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387734">
            <text:p>387734</text:p>
          </table:table-cell>
          <table:table-cell table:formula="of:===" office:value-type="string" office:string-value="Err:510">
            <text:p>Err:51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69224">
            <text:p>69224</text:p>
          </table:table-cell>
          <table:table-cell office:value-type="string">
            <text:p>=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13700">
            <text:p>13700</text:p>
          </table:table-cell>
          <table:table-cell office:value-type="string">
            <text:p>=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2901">
            <text:p>2901</text:p>
          </table:table-cell>
          <table:table-cell office:value-type="string">
            <text:p>=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2</text:p>
          </table:table-cell>
          <table:table-cell office:value-type="float" office:value="229">
            <text:p>229</text:p>
          </table:table-cell>
          <table:table-cell office:value-type="string">
            <text:p>=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6orig</text:p>
          </table:table-cell>
          <table:table-cell office:value-type="float" office:value="3250875">
            <text:p>3250875</text:p>
          </table:table-cell>
          <table:table-cell table:formula="of:==============================" office:value-type="string" office:string-value="Err:510">
            <text:p>Err:510</text:p>
          </table:table-cell>
          <table:table-cell office:value-type="float" office:value="3250875">
            <text:p>3250875</text:p>
          </table:table-cell>
          <table:table-cell office:value-type="float" office:value="587181">
            <text:p>587181</text:p>
          </table:table-cell>
          <table:table-cell office:value-type="float" office:value="92336">
            <text:p>92336</text:p>
          </table:table-cell>
          <table:table-cell office:value-type="float" office:value="13322">
            <text:p>13322</text:p>
          </table:table-cell>
          <table:table-cell office:value-type="float" office:value="1805">
            <text:p>18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5orig</text:p>
          </table:table-cell>
          <table:table-cell office:value-type="float" office:value="587181">
            <text:p>587181</text:p>
          </table:table-cell>
          <table:table-cell table:formula="of:=====" office:value-type="string" office:string-value="Err:510">
            <text:p>Err:510</text:p>
          </table:table-cell>
          <table:table-cell office:value-type="float" office:value="587181">
            <text:p>5871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4orig</text:p>
          </table:table-cell>
          <table:table-cell office:value-type="float" office:value="92336">
            <text:p>92336</text:p>
          </table:table-cell>
          <table:table-cell office:value-type="string">
            <text:p>=</text:p>
          </table:table-cell>
          <table:table-cell office:value-type="float" office:value="92336">
            <text:p>923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3orig</text:p>
          </table:table-cell>
          <table:table-cell office:value-type="float" office:value="13322">
            <text:p>13322</text:p>
          </table:table-cell>
          <table:table-cell office:value-type="string">
            <text:p>=</text:p>
          </table:table-cell>
          <table:table-cell office:value-type="float" office:value="13322">
            <text:p>133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[info]</text:p>
          </table:table-cell>
          <table:table-cell office:value-type="string">
            <text:p>L2orig</text:p>
          </table:table-cell>
          <table:table-cell office:value-type="float" office:value="1805">
            <text:p>1805</text:p>
          </table:table-cell>
          <table:table-cell office:value-type="string">
            <text:p>=</text:p>
          </table:table-cell>
          <table:table-cell office:value-type="float" office:value="1805">
            <text:p>1805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7:5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jin Jovanovic</meta:initial-creator>
    <meta:creation-date>2012-07-09T12:12:21</meta:creation-date>
    <dc:date>2012-07-10T17:53:27</dc:date>
    <dc:creator>Vojin Jovanovic</dc:creator>
    <meta:editing-duration>PT01H37M15S</meta:editing-duration>
    <meta:editing-cycles>12</meta:editing-cycles>
    <meta:generator>OpenOffice.org/3.2$Unix OpenOffice.org_project/320m19$Build-9505</meta:generator>
    <meta:document-statistic meta:table-count="3" meta:cell-count="3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08cm" svg:height="6.987cm" xlink:href=".." chart:class="chart:bar" chart:style-name="ch1">
        <chart:legend chart:legend-position="end" svg:x="8.9cm" svg:y="2.836cm" chart:style-name="ch2"/>
        <chart:plot-area chart:style-name="ch3" table:cell-range-address="Sheet1.L54:Sheet1.O57 Sheet1.A3:Sheet1.A5" chart:data-source-has-labels="both" svg:x="0.232cm" svg:y="0.139cm" svg:width="8.437cm" svg:height="6.57cm">
          <chart:axis chart:dimension="x" chart:name="primary-x" chart:style-name="ch4">
            <chart:categories table:cell-range-address="Sheet1.L54:Sheet1.O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55:Sheet1.O55" chart:label-cell-address="Sheet1.A3:Sheet1.A3" chart:class="chart:bar">
            <chart:data-point chart:repeated="4"/>
          </chart:series>
          <chart:series chart:style-name="ch8" chart:values-cell-range-address="Sheet1.L56:Sheet1.O56" chart:label-cell-address="Sheet1.A4:Sheet1.A4" chart:class="chart:bar">
            <chart:data-point chart:repeated="4"/>
          </chart:series>
          <chart:series chart:style-name="ch9" chart:values-cell-range-address="Sheet1.L57:Sheet1.O57" chart:label-cell-address="Sheet1.A5:Sheet1.A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L54:Sheet1.O54"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  <table:table-cell office:value-type="string">
                <text:p>Level 6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3">Original</text:p>
              </table:table-cell>
              <table:table-cell office:value-type="float" office:value="1">
                <text:p text:id="Sheet1.L55:Sheet1.O55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A4:Sheet1.A4">LMS no fusion</text:p>
              </table:table-cell>
              <table:table-cell office:value-type="float" office:value="0.222298850574713">
                <text:p text:id="Sheet1.L56:Sheet1.O56">0.222298850574713</text:p>
              </table:table-cell>
              <table:table-cell office:value-type="float" office:value="0.14635188548232">
                <text:p>0.14635188548232</text:p>
              </table:table-cell>
              <table:table-cell office:value-type="float" office:value="0.119086858538767">
                <text:p>0.119086858538767</text:p>
              </table:table-cell>
              <table:table-cell office:value-type="float" office:value="0.111606713661916">
                <text:p>0.111606713661916</text:p>
              </table:table-cell>
            </table:table-row>
            <table:table-row>
              <table:table-cell office:value-type="string">
                <text:p text:id="Sheet1.A5:Sheet1.A5">LMS fusion</text:p>
              </table:table-cell>
              <table:table-cell office:value-type="float" office:value="0.222298850574713">
                <text:p text:id="Sheet1.L57:Sheet1.O57">0.222298850574713</text:p>
              </table:table-cell>
              <table:table-cell office:value-type="float" office:value="0.14635188548232">
                <text:p>0.14635188548232</text:p>
              </table:table-cell>
              <table:table-cell office:value-type="float" office:value="0.119086858538767">
                <text:p>0.119086858538767</text:p>
              </table:table-cell>
              <table:table-cell office:value-type="float" office:value="0.111606713661916">
                <text:p>0.111606713661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4cm" svg:height="6.987cm" xlink:href=".." chart:class="chart:bar" chart:style-name="ch1">
        <chart:legend chart:legend-position="end" svg:x="5.765cm" svg:y="2.677cm" chart:style-name="ch2"/>
        <chart:plot-area chart:style-name="ch3" table:cell-range-address="Sheet1.H2:Sheet1.M5" chart:data-source-has-labels="both" svg:x="0.16cm" svg:y="0.139cm" svg:width="5.446cm" svg:height="6.57cm">
          <chart:axis chart:dimension="x" chart:name="primary-x" chart:style-name="ch4">
            <chart:categories table:cell-range-address="Sheet1.I2:Sheet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M3" chart:label-cell-address="Sheet1.H3:Sheet1.H3" chart:class="chart:bar">
            <chart:data-point chart:repeated="5"/>
          </chart:series>
          <chart:series chart:style-name="ch8" chart:values-cell-range-address="Sheet1.I4:Sheet1.M4" chart:label-cell-address="Sheet1.H4:Sheet1.H4" chart:class="chart:bar">
            <chart:data-point chart:repeated="5"/>
          </chart:series>
          <chart:series chart:style-name="ch9" chart:values-cell-range-address="Sheet1.I5:Sheet1.M5" chart:label-cell-address="Sheet1.H5:Sheet1.H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2:Sheet1.M2">Level 1</text:p>
              </table:table-cell>
              <table:table-cell office:value-type="string">
                <text:p>Level 2</text:p>
              </table:table-cell>
              <table:table-cell office:value-type="string">
                <text:p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</table:table-row>
          </table:table-header-rows>
          <table:table-rows>
            <table:table-row>
              <table:table-cell office:value-type="string">
                <text:p text:id="Sheet1.H3:Sheet1.H3">Original</text:p>
              </table:table-cell>
              <table:table-cell office:value-type="float" office:value="1">
                <text:p text:id="Sheet1.I3:Sheet1.M3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H4:Sheet1.H4">LMS no fusion</text:p>
              </table:table-cell>
              <table:table-cell office:value-type="float" office:value="1.15916811666252">
                <text:p text:id="Sheet1.I4:Sheet1.M4">1.15916811666252</text:p>
              </table:table-cell>
              <table:table-cell office:value-type="float" office:value="1.25883196231696">
                <text:p>1.25883196231696</text:p>
              </table:table-cell>
              <table:table-cell office:value-type="float" office:value="1.23821145146436">
                <text:p>1.23821145146436</text:p>
              </table:table-cell>
              <table:table-cell office:value-type="float" office:value="0.61114451227714">
                <text:p>0.61114451227714</text:p>
              </table:table-cell>
              <table:table-cell office:value-type="float" office:value="0.679333589348135">
                <text:p>0.679333589348135</text:p>
              </table:table-cell>
            </table:table-row>
            <table:table-row>
              <table:table-cell office:value-type="string">
                <text:p text:id="Sheet1.H5:Sheet1.H5">LMS fusion</text:p>
              </table:table-cell>
              <table:table-cell office:value-type="float" office:value="0.193056591266882">
                <text:p text:id="Sheet1.I5:Sheet1.M5">0.193056591266882</text:p>
              </table:table-cell>
              <table:table-cell office:value-type="float" office:value="0.22493770693245">
                <text:p>0.22493770693245</text:p>
              </table:table-cell>
              <table:table-cell office:value-type="float" office:value="0.180766177944011">
                <text:p>0.180766177944011</text:p>
              </table:table-cell>
              <table:table-cell office:value-type="float" office:value="0.0627517306226358">
                <text:p>0.0627517306226358</text:p>
              </table:table-cell>
              <table:table-cell office:value-type="float" office:value="0.0905669588923241">
                <text:p>0.09056695889232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5cm" svg:height="6.987cm" xlink:href=".." chart:class="chart:bar" chart:style-name="ch1">
        <chart:legend chart:legend-position="end" svg:x="5.766cm" svg:y="2.677cm" chart:style-name="ch2"/>
        <chart:plot-area chart:style-name="ch3" table:cell-range-address="Sheet1.A7:Sheet1.F10" chart:data-source-has-labels="both" svg:x="0.16cm" svg:y="0.139cm" svg:width="5.447cm" svg:height="6.57cm">
          <chart:axis chart:dimension="x" chart:name="primary-x" chart:style-name="ch4">
            <chart:categories table:cell-range-address="Sheet1.B7:Sheet1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F8" chart:label-cell-address="Sheet1.A8:Sheet1.A8" chart:class="chart:bar">
            <chart:data-point chart:repeated="5"/>
          </chart:series>
          <chart:series chart:style-name="ch8" chart:values-cell-range-address="Sheet1.B9:Sheet1.F9" chart:label-cell-address="Sheet1.A9:Sheet1.A9" chart:class="chart:bar">
            <chart:data-point chart:repeated="5"/>
          </chart:series>
          <chart:series chart:style-name="ch9" chart:values-cell-range-address="Sheet1.B10:Sheet1.F10" chart:label-cell-address="Sheet1.A10:Sheet1.A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F7">Level 1</text:p>
              </table:table-cell>
              <table:table-cell office:value-type="string">
                <text:p>Level 2</text:p>
              </table:table-cell>
              <table:table-cell office:value-type="string">
                <text:p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8">Original</text:p>
              </table:table-cell>
              <table:table-cell office:value-type="float" office:value="1">
                <text:p text:id="Sheet1.B8:Sheet1.F8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A9:Sheet1.A9">LMS no fusion</text:p>
              </table:table-cell>
              <table:table-cell office:value-type="float" office:value="0.862687634024303">
                <text:p text:id="Sheet1.B9:Sheet1.F9">0.862687634024303</text:p>
              </table:table-cell>
              <table:table-cell office:value-type="float" office:value="0.794387201735358">
                <text:p>0.794387201735358</text:p>
              </table:table-cell>
              <table:table-cell office:value-type="float" office:value="0.807616501056712">
                <text:p>0.807616501056712</text:p>
              </table:table-cell>
              <table:table-cell office:value-type="float" office:value="1.63627420341872">
                <text:p>1.63627420341872</text:p>
              </table:table-cell>
              <table:table-cell office:value-type="float" office:value="1.47203084858437">
                <text:p>1.47203084858437</text:p>
              </table:table-cell>
            </table:table-row>
            <table:table-row>
              <table:table-cell office:value-type="string">
                <text:p text:id="Sheet1.A10:Sheet1.A10">LMS fusion</text:p>
              </table:table-cell>
              <table:table-cell office:value-type="float" office:value="5.17982832618026">
                <text:p text:id="Sheet1.B10:Sheet1.F10">5.17982832618026</text:p>
              </table:table-cell>
              <table:table-cell office:value-type="float" office:value="4.44567526555387">
                <text:p>4.44567526555387</text:p>
              </table:table-cell>
              <table:table-cell office:value-type="float" office:value="5.53200831800368">
                <text:p>5.53200831800368</text:p>
              </table:table-cell>
              <table:table-cell office:value-type="float" office:value="15.9358154759684">
                <text:p>15.9358154759684</text:p>
              </table:table-cell>
              <table:table-cell office:value-type="float" office:value="11.0415543618828">
                <text:p>11.04155436188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cm" svg:height="6.86cm" xlink:href=".." chart:class="chart:bar" chart:style-name="ch1">
        <chart:legend chart:legend-position="end" svg:x="7.913cm" svg:y="2.773cm" chart:style-name="ch2"/>
        <chart:plot-area chart:style-name="ch3" table:cell-range-address="Sheet1.D60:Sheet1.G63 Sheet1.A3:Sheet1.A5" chart:data-source-has-labels="both" svg:x="0.212cm" svg:y="0.137cm" svg:width="7.489cm" svg:height="6.449cm">
          <chart:axis chart:dimension="x" chart:name="primary-x" chart:style-name="ch4">
            <chart:categories table:cell-range-address="Sheet1.D60:Sheet1.G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1:Sheet1.G61" chart:label-cell-address="Sheet1.A3:Sheet1.A3" chart:class="chart:bar">
            <chart:data-point chart:repeated="4"/>
          </chart:series>
          <chart:series chart:style-name="ch8" chart:values-cell-range-address="Sheet1.D63:Sheet1.G63" chart:label-cell-address="Sheet1.A4:Sheet1.A4" chart:class="chart:bar">
            <chart:data-point chart:repeated="4"/>
          </chart:series>
          <chart:series chart:style-name="ch9" chart:values-cell-range-address="Sheet1.D62:Sheet1.G62" chart:label-cell-address="Sheet1.A5:Sheet1.A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60:Sheet1.G60"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  <table:table-cell office:value-type="string">
                <text:p>Level 6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3">Original</text:p>
              </table:table-cell>
              <table:table-cell office:value-type="float" office:value="1">
                <text:p text:id="Sheet1.D61:Sheet1.G61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A4:Sheet1.A4">LMS no fusion</text:p>
              </table:table-cell>
              <table:table-cell office:value-type="float" office:value="4.49844881075491">
                <text:p text:id="Sheet1.D63:Sheet1.G63">4.49844881075491</text:p>
              </table:table-cell>
              <table:table-cell office:value-type="float" office:value="6.83284671532847">
                <text:p>6.83284671532847</text:p>
              </table:table-cell>
              <table:table-cell office:value-type="float" office:value="8.39723217381255">
                <text:p>8.39723217381255</text:p>
              </table:table-cell>
              <table:table-cell office:value-type="float" office:value="8.96003445661201">
                <text:p>8.96003445661201</text:p>
              </table:table-cell>
            </table:table-row>
            <table:table-row>
              <table:table-cell office:value-type="string">
                <text:p text:id="Sheet1.A5:Sheet1.A5">LMS fusion</text:p>
              </table:table-cell>
              <table:table-cell office:value-type="float" office:value="0.979582645248461">
                <text:p text:id="Sheet1.D62:Sheet1.G62">0.979582645248461</text:p>
              </table:table-cell>
              <table:table-cell office:value-type="float" office:value="1.01379743545313">
                <text:p>1.01379743545313</text:p>
              </table:table-cell>
              <table:table-cell office:value-type="float" office:value="0.989967318424813">
                <text:p>0.989967318424813</text:p>
              </table:table-cell>
              <table:table-cell office:value-type="float" office:value="1.06866920444496">
                <text:p>1.068669204444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